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e0efd4" draw:opacity="70%" draw:textarea-horizontal-align="justify" draw:textarea-vertical-align="middle" draw:auto-grow-height="false" fo:min-height="14.716cm" fo:min-width="22.4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4cm"/>
    </style:style>
    <style:style style:name="gr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75cm"/>
    </style:style>
    <style:style style:name="gr4" style:family="graphic" style:parent-style-name="standard">
      <style:graphic-properties draw:textarea-horizontal-align="justify" draw:textarea-vertical-align="middle" draw:auto-grow-height="false" fo:min-height="2.251cm" fo:min-width="3.5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7.209cm" fo:min-width="4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17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583cm"/>
    </style:style>
    <style:style style:name="gr1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textarea-horizontal-align="justify" draw:textarea-vertical-align="middle" draw:auto-grow-height="false" fo:min-height="4.209cm" fo:min-width="3.5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49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e0efd4" draw:opacity="70%"/>
      <style:paragraph-properties fo:text-align="start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5" style:family="paragraph">
      <loext:graphic-properties draw:fill="none" draw:fill-color="#ffffff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font-name="Calibri1" fo:font-size="12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Calibri1" fo:font-size="12pt" fo:font-weight="bold" style:font-weight-asian="bold" style:font-weight-complex="bold"/>
    </style:style>
    <style:style style:name="P10" style:family="paragraph">
      <style:paragraph-properties fo:text-align="center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style:font-name="Calibri1" fo:font-size="12pt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3cm" svg:height="15cm" svg:x="2.2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cm" svg:height="0.962cm" svg:x="11.1cm" svg:y="1.991cm">
          <draw:text-box>
            <text:p text:style-name="P2"><text:span text:style-name="T1">Blockchain</text:span></text:p>
          </draw:text-box>
        </draw:frame>
        <draw:frame draw:style-name="gr3" draw:text-style-name="P5" xml:id="id1" draw:id="id1" draw:layer="layout" svg:width="2.75cm" svg:height="1cm" svg:x="2.25cm" svg:y="14cm">
          <draw:text-box>
            <text:p text:style-name="P4"><text:span text:style-name="T2">checkpoints</text:span></text:p>
            <text:p text:style-name="P4"><text:span text:style-name="T3">List&lt;BlockLocation&gt;</text:span></text:p>
          </draw:text-box>
        </draw:frame>
        <draw:custom-shape draw:style-name="gr4" draw:text-style-name="P6" draw:layer="layout" svg:width="4cm" svg:height="2.501cm" svg:x="6.5cm" svg:y="12.499cm">
          <text:p/>
          <draw:enhanced-geometry svg:viewBox="0 0 21600 21600" draw:type="rectangle" draw:enhanced-path="M 0 0 L 21600 0 21600 21600 0 21600 0 0 Z N"/>
        </draw:custom-shape>
        <draw:frame draw:style-name="gr5" draw:text-style-name="P5" xml:id="id2" draw:id="id2" draw:layer="layout" svg:width="3cm" svg:height="1cm" svg:x="6.5cm" svg:y="14cm">
          <draw:text-box>
            <text:p text:style-name="P4"><text:span text:style-name="T2">checkpoints</text:span></text:p>
            <text:p text:style-name="P4"><text:span text:style-name="T3">List&lt;BlockLocation&gt;</text:span></text:p>
          </draw:text-box>
        </draw:frame>
        <draw:connector draw:style-name="gr6" draw:text-style-name="P7" draw:layer="layout" svg:x1="5cm" svg:y1="14.5cm" svg:x2="6.5cm" svg:y2="14.5cm" draw:start-shape="id1" draw:start-glue-point="1" draw:end-shape="id2" draw:end-glue-point="3" svg:d="M5000 14500h1500" svg:viewBox="0 0 1501 1">
          <text:p/>
        </draw:connector>
        <draw:custom-shape draw:style-name="gr7" draw:text-style-name="P6" draw:layer="layout" svg:width="4.5cm" svg:height="7.459cm" svg:x="20cm" svg:y="4.541cm">
          <draw:glue-point draw:id="4" svg:x="5cm" svg:y="-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4.5cm" svg:height="1.667cm" svg:x="20.05cm" svg:y="4.5cm">
          <draw:text-box>
            <text:p text:style-name="P8"><text:span text:style-name="T1">Controller</text:span></text:p>
            <text:p text:style-name="P8"><text:span text:style-name="T4">BlockchainController</text:span></text:p>
          </draw:text-box>
        </draw:frame>
        <draw:frame draw:style-name="gr9" draw:text-style-name="P11" xml:id="id4" draw:id="id4" draw:layer="layout" svg:width="4.5cm" svg:height="0.833cm" svg:x="20cm" svg:y="11.167cm">
          <draw:text-box>
            <text:p text:style-name="P10"><text:span text:style-name="T2">network</text:span></text:p>
            <text:p text:style-name="P10"><text:span text:style-name="T3">Network</text:span></text:p>
          </draw:text-box>
        </draw:frame>
        <draw:frame draw:style-name="gr3" draw:text-style-name="P11" xml:id="id3" draw:id="id3" draw:layer="layout" svg:width="3cm" svg:height="1cm" svg:x="20.75cm" svg:y="15.5cm">
          <draw:text-box>
            <text:p text:style-name="P10"><text:span text:style-name="T2">network</text:span></text:p>
            <text:p text:style-name="P10"><text:span text:style-name="T3">Network</text:span></text:p>
          </draw:text-box>
        </draw:frame>
        <draw:connector draw:style-name="gr10" draw:text-style-name="P7" draw:layer="layout" svg:x1="22.25cm" svg:y1="15.5cm" svg:x2="22.25cm" svg:y2="12cm" draw:start-shape="id3" draw:start-glue-point="0" draw:end-shape="id4" draw:end-glue-point="2" svg:d="M22250 15500v-3500" svg:viewBox="0 0 1 3501">
          <text:p/>
        </draw:connector>
        <draw:custom-shape draw:style-name="gr11" draw:text-style-name="P6" draw:layer="layout" svg:width="4cm" svg:height="4.459cm" svg:x="6.5cm" svg:y="4.041cm">
          <draw:glue-point draw:id="4" svg:x="5cm" svg:y="-2cm"/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4cm" svg:height="1.5cm" svg:x="6.5cm" svg:y="4cm">
          <draw:text-box>
            <text:p text:style-name="P8"><text:span text:style-name="T1">MainChain</text:span></text:p>
            <text:p text:style-name="P8"><text:span text:style-name="T4">Chain</text:span></text:p>
          </draw:text-box>
        </draw:frame>
        <draw:frame draw:style-name="gr5" draw:text-style-name="P5" xml:id="id6" draw:id="id6" draw:layer="layout" svg:width="2cm" svg:height="1cm" svg:x="6.5cm" svg:y="7cm">
          <draw:text-box>
            <text:p text:style-name="P4"><text:span text:style-name="T2">genesisBlock</text:span></text:p>
            <text:p text:style-name="P4"><text:span text:style-name="T3">ChainBlock</text:span></text:p>
          </draw:text-box>
        </draw:frame>
        <draw:frame draw:style-name="gr3" draw:text-style-name="P5" xml:id="id5" draw:id="id5" draw:layer="layout" svg:width="2.25cm" svg:height="1cm" svg:x="2.25cm" svg:y="7cm">
          <draw:text-box>
            <text:p text:style-name="P4"><text:span text:style-name="T2">genesisblock</text:span></text:p>
            <text:p text:style-name="P4"><text:span text:style-name="T3">ChainBlock</text:span></text:p>
          </draw:text-box>
        </draw:frame>
        <draw:connector draw:style-name="gr6" draw:text-style-name="P7" draw:layer="layout" svg:x1="4.5cm" svg:y1="7.5cm" svg:x2="6.5cm" svg:y2="7.5cm" draw:start-shape="id5" draw:start-glue-point="1" draw:end-shape="id6" draw:end-glue-point="3" svg:d="M4500 7500h2000" svg:viewBox="0 0 2001 1">
          <text:p/>
        </draw:connector>
        <draw:custom-shape draw:style-name="gr11" draw:text-style-name="P6" draw:layer="layout" svg:width="4cm" svg:height="4.459cm" svg:x="11cm" svg:y="4.041cm">
          <draw:glue-point draw:id="4" svg:x="5cm" svg:y="-2cm"/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4cm" svg:height="1.5cm" svg:x="11cm" svg:y="4cm">
          <draw:text-box>
            <text:p text:style-name="P8"><text:span text:style-name="T1">SecondaryChains</text:span></text:p>
            <text:p text:style-name="P8"><text:span text:style-name="T4">List&lt;Chain&gt;</text:span></text:p>
          </draw:text-box>
        </draw:frame>
        <draw:custom-shape draw:style-name="gr4" draw:text-style-name="P6" draw:layer="layout" svg:width="4cm" svg:height="2.501cm" svg:x="6.5cm" svg:y="9.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4cm" svg:height="1.299cm" svg:x="6.5cm" svg:y="9.452cm">
          <draw:text-box>
            <text:p text:style-name="P8"><text:span text:style-name="T1">Locator</text:span></text:p>
            <text:p text:style-name="P8"><text:span text:style-name="T5">BlockLocator</text:span></text:p>
          </draw:text-box>
        </draw:frame>
        <draw:custom-shape draw:style-name="gr4" draw:text-style-name="P6" draw:layer="layout" svg:width="4cm" svg:height="2.501cm" svg:x="11cm" svg:y="9.501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4cm" svg:height="1.299cm" svg:x="11cm" svg:y="9.453cm">
          <draw:text-box>
            <text:p text:style-name="P8"><text:span text:style-name="T1">Archiver</text:span></text:p>
            <text:p text:style-name="P8"><text:span text:style-name="T5">BlockArchiver</text:span></text:p>
          </draw:text-box>
        </draw:frame>
        <draw:frame draw:style-name="gr13" draw:text-style-name="P9" draw:layer="layout" svg:width="4cm" svg:height="1.299cm" svg:x="6.5cm" svg:y="12.5cm">
          <draw:text-box>
            <text:p text:style-name="P8"><text:span text:style-name="T1">Validator</text:span></text:p>
            <text:p text:style-name="P8"><text:span text:style-name="T5">BlockValidator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5cm" fo:margin-bottom="0cm" fo:text-indent="0cm"/>
      <style:text-properties fo:font-size="31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1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6cm" presentation:class="title" presentation:placeholder="true">
        <draw:text-box/>
      </draw:frame>
      <draw:frame presentation:style-name="Default-outline1" draw:layer="backgroundobjects" svg:width="24.299cm" svg:height="10.439cm" svg:x="1.35cm" svg:y="4.2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558cm" svg:height="1.24cm" svg:x="9.234cm" svg:y="16.39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29cm" svg:height="1.24cm" svg:x="19.359cm" svg:y="16.39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4:05:14.189000000</meta:creation-date>
    <dc:date>2018-11-05T13:56:50.531000000</dc:date>
    <meta:editing-duration>P1DT4H10M24S</meta:editing-duration>
    <meta:editing-cycles>13</meta:editing-cycles>
    <meta:generator>LibreOffice/6.0.6.2$Windows_X86_64 LibreOffice_project/0c292870b25a325b5ed35f6b45599d2ea4458e77</meta:generator>
    <meta:document-statistic meta:object-count="46"/>
  </office:meta>
</office:document-meta>
</file>